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Times New Roman" svg:font-family="'Times New Roman'" style:font-family-generic="roman"/>
    <style:font-face style:name="Arial" svg:font-family="Arial" style:font-family-generic="swiss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248519" officeooo:paragraph-rsid="00248519" style:font-weight-asian="normal" style:font-weight-complex="normal"/>
    </style:style>
    <style:style style:name="P2" style:family="paragraph" style:parent-style-name="Text_20_body">
      <style:paragraph-properties fo:line-height="120%"/>
      <style:text-properties fo:font-weight="normal" officeooo:rsid="0026ff05" officeooo:paragraph-rsid="0026ff05" style:font-weight-asian="normal" style:font-weight-complex="normal"/>
    </style:style>
    <style:style style:name="P3" style:family="paragraph" style:parent-style-name="Text_20_body">
      <style:text-properties officeooo:rsid="00836a49" officeooo:paragraph-rsid="00836a49"/>
    </style:style>
    <style:style style:name="P4" style:family="paragraph" style:parent-style-name="Text_20_body">
      <style:text-properties officeooo:rsid="0083e75a" officeooo:paragraph-rsid="0083e75a"/>
    </style:style>
    <style:style style:name="P5" style:family="paragraph" style:parent-style-name="Text_20_body">
      <style:text-properties officeooo:rsid="0084ba4b" officeooo:paragraph-rsid="0084ba4b"/>
    </style:style>
    <style:style style:name="P6" style:family="paragraph" style:parent-style-name="Text_20_body">
      <style:text-properties officeooo:rsid="0086aec4" officeooo:paragraph-rsid="0086aec4"/>
    </style:style>
    <style:style style:name="P7" style:family="paragraph" style:parent-style-name="Table_20_Contents">
      <style:text-properties fo:font-weight="bold" officeooo:rsid="007cb2e5" officeooo:paragraph-rsid="0026ff05" fo:background-color="transparent" style:font-weight-asian="bold" style:font-weight-complex="bold"/>
    </style:style>
    <style:style style:name="P8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07cb2e5" officeooo:paragraph-rsid="0026ff05" fo:background-color="transparent" style:font-weight-asian="bold" style:font-weight-complex="bold"/>
    </style:style>
    <style:style style:name="P9" style:family="paragraph" style:parent-style-name="Heading">
      <style:text-properties officeooo:rsid="0083e75a" officeooo:paragraph-rsid="0083e75a"/>
    </style:style>
    <style:style style:name="P10" style:family="paragraph" style:parent-style-name="Heading">
      <style:text-properties officeooo:rsid="0084ba4b" officeooo:paragraph-rsid="0084ba4b"/>
    </style:style>
    <style:style style:name="P11" style:family="paragraph" style:parent-style-name="Text_20_body" style:list-style-name="L1">
      <style:text-properties fo:font-weight="normal" officeooo:rsid="0050646b" officeooo:paragraph-rsid="0050646b" fo:background-color="#00ff00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520776" officeooo:paragraph-rsid="00520776" fo:background-color="#00ff00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6187c1" officeooo:paragraph-rsid="006187c1" fo:background-color="#00ff00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628bfb" officeooo:paragraph-rsid="00628bfb" fo:background-color="#00ff00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63a3de" officeooo:paragraph-rsid="0063a3de" fo:background-color="#00ff00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6af89c" officeooo:paragraph-rsid="006af89c" fo:background-color="#00ff00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72a414" officeooo:paragraph-rsid="0072a414" fo:background-color="#00ff00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7d1fdf" officeooo:paragraph-rsid="007d1fdf" fo:background-color="#00ff00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7d84c2" officeooo:paragraph-rsid="007d84c2" fo:background-color="#00ff00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07fab2e" officeooo:paragraph-rsid="007fab2e" fo:background-color="#00ff00" style:font-weight-asian="normal" style:font-weight-complex="normal"/>
    </style:style>
    <style:style style:name="P21" style:family="paragraph" style:parent-style-name="Text_20_body" style:list-style-name="L2">
      <style:text-properties fo:font-weight="normal" officeooo:rsid="0020fc87" officeooo:paragraph-rsid="0020fc87" fo:background-color="#00ff00" style:font-weight-asian="normal" style:font-weight-complex="normal"/>
    </style:style>
    <style:style style:name="P22" style:family="paragraph" style:parent-style-name="Text_20_body" style:list-style-name="L2">
      <style:text-properties fo:font-weight="normal" officeooo:rsid="0032176b" officeooo:paragraph-rsid="0032176b" fo:background-color="#00ff00" style:font-weight-asian="normal" style:font-weight-complex="normal"/>
    </style:style>
    <style:style style:name="P23" style:family="paragraph" style:parent-style-name="Text_20_body" style:list-style-name="L5">
      <style:text-properties fo:font-weight="normal" officeooo:rsid="003eb48f" officeooo:paragraph-rsid="003eb48f" fo:background-color="#00ff00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23abad" officeooo:paragraph-rsid="0023abad" fo:background-color="#00ff00" style:font-weight-asian="normal" style:font-weight-complex="normal"/>
    </style:style>
    <style:style style:name="P25" style:family="paragraph" style:parent-style-name="Text_20_body" style:list-style-name="L6">
      <style:text-properties fo:font-weight="normal" officeooo:rsid="00248519" officeooo:paragraph-rsid="00248519" fo:background-color="#00ff00" style:font-weight-asian="normal" style:font-weight-complex="normal"/>
    </style:style>
    <style:style style:name="P26" style:family="paragraph" style:parent-style-name="Text_20_body" style:list-style-name="L7">
      <style:text-properties fo:font-weight="normal" officeooo:rsid="00248519" officeooo:paragraph-rsid="0026ff05" fo:background-color="#00ff00" style:font-weight-asian="normal" style:font-weight-complex="normal"/>
    </style:style>
    <style:style style:name="P27" style:family="paragraph" style:parent-style-name="Text_20_body" style:list-style-name="L7">
      <style:text-properties fo:font-weight="normal" officeooo:rsid="00449cc5" officeooo:paragraph-rsid="00449cc5" fo:background-color="#00ff00" style:font-weight-asian="normal" style:font-weight-complex="normal"/>
    </style:style>
    <style:style style:name="P28" style:family="paragraph" style:parent-style-name="Text_20_body" style:list-style-name="L7">
      <style:text-properties fo:font-weight="normal" officeooo:rsid="002c1033" officeooo:paragraph-rsid="002c1033" fo:background-color="#00ff00" style:font-weight-asian="normal" style:font-weight-complex="normal"/>
    </style:style>
    <style:style style:name="P29" style:family="paragraph" style:parent-style-name="Text_20_body" style:list-style-name="L7">
      <style:text-properties fo:font-weight="normal" officeooo:rsid="004d8ece" officeooo:paragraph-rsid="004d8ece" fo:background-color="#00ff00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26ff05" officeooo:paragraph-rsid="0026ff05" fo:background-color="#00ff00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2eb9dc" officeooo:paragraph-rsid="002eb9dc" fo:background-color="#00ff00" style:font-weight-asian="normal" style:font-weight-complex="normal"/>
    </style:style>
    <style:style style:name="P32" style:family="paragraph" style:parent-style-name="Text_20_body" style:list-style-name="L9">
      <style:text-properties fo:font-weight="normal" officeooo:rsid="002eb9dc" officeooo:paragraph-rsid="002eb9dc" fo:background-color="#00ff00" style:font-weight-asian="normal" style:font-weight-complex="normal"/>
    </style:style>
    <style:style style:name="P33" style:family="paragraph" style:parent-style-name="Text_20_body" style:list-style-name="L9">
      <style:text-properties fo:font-weight="normal" officeooo:rsid="00375fe9" officeooo:paragraph-rsid="00375fe9" fo:background-color="#00ff00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33dd4a" officeooo:paragraph-rsid="0033dd4a" fo:background-color="#00ff00" style:font-weight-asian="normal" style:font-weight-complex="normal"/>
    </style:style>
    <style:style style:name="P35" style:family="paragraph" style:parent-style-name="Text_20_body" style:list-style-name="L10">
      <style:text-properties fo:font-weight="normal" officeooo:rsid="0033dd4a" officeooo:paragraph-rsid="0033dd4a" fo:background-color="#00ff00" style:font-weight-asian="normal" style:font-weight-complex="normal"/>
    </style:style>
    <style:style style:name="P36" style:family="paragraph" style:parent-style-name="Text_20_body" style:list-style-name="L1">
      <style:text-properties fo:font-weight="normal" officeooo:rsid="0037e317" officeooo:paragraph-rsid="0037e317" fo:background-color="#00ff00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3932cb" officeooo:paragraph-rsid="003932cb" fo:background-color="#00ff00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422f1e" officeooo:paragraph-rsid="00422f1e" fo:background-color="#00ff00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60661d" officeooo:paragraph-rsid="0060661d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6a1ff9" officeooo:paragraph-rsid="0070eb9d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53224c" officeooo:paragraph-rsid="0053224c" style:font-weight-asian="normal" style:font-weight-complex="normal"/>
    </style:style>
    <style:style style:name="P42" style:family="paragraph" style:parent-style-name="Text_20_body" style:list-style-name="L3">
      <style:text-properties fo:font-weight="normal" officeooo:rsid="0053224c" officeooo:paragraph-rsid="0053224c" style:font-weight-asian="normal" style:font-weight-complex="normal"/>
    </style:style>
    <style:style style:name="P43" style:family="paragraph" style:parent-style-name="Text_20_body" style:list-style-name="L1">
      <style:text-properties fo:font-weight="normal" officeooo:rsid="0020fc87" officeooo:paragraph-rsid="0020fc87" style:font-weight-asian="normal" style:font-weight-complex="normal"/>
    </style:style>
    <style:style style:name="P44" style:family="paragraph" style:parent-style-name="Text_20_body" style:list-style-name="L4">
      <style:text-properties fo:font-weight="normal" officeooo:rsid="0020fc87" officeooo:paragraph-rsid="0020fc87" style:font-weight-asian="normal" style:font-weight-complex="normal"/>
    </style:style>
    <style:style style:name="P45" style:family="paragraph" style:parent-style-name="Text_20_body" style:list-style-name="L4">
      <style:text-properties fo:font-weight="normal" officeooo:rsid="0049ba60" officeooo:paragraph-rsid="0049ba60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02133b5" officeooo:paragraph-rsid="003a2819" style:font-weight-asian="normal" style:font-weight-complex="normal"/>
    </style:style>
    <style:style style:name="P47" style:family="paragraph" style:parent-style-name="Text_20_body" style:list-style-name="L1">
      <style:text-properties fo:font-weight="normal" officeooo:rsid="00248519" officeooo:paragraph-rsid="00248519" style:font-weight-asian="normal" style:font-weight-complex="normal"/>
    </style:style>
    <style:style style:name="P48" style:family="paragraph" style:parent-style-name="Text_20_body" style:list-style-name="L1">
      <style:text-properties officeooo:rsid="001f89dc" officeooo:paragraph-rsid="0020fc87" fo:background-color="#00ff00"/>
    </style:style>
    <style:style style:name="P49" style:family="paragraph" style:parent-style-name="Text_20_body" style:list-style-name="L2">
      <style:text-properties officeooo:paragraph-rsid="0020fc87" fo:background-color="#00ff00"/>
    </style:style>
    <style:style style:name="P50" style:family="paragraph" style:parent-style-name="Text_20_body" style:list-style-name="L5">
      <style:text-properties officeooo:rsid="003a2819" officeooo:paragraph-rsid="003a2819" fo:background-color="#00ff00"/>
    </style:style>
    <style:style style:name="P51" style:family="paragraph" style:parent-style-name="Text_20_body" style:list-style-name="L5">
      <style:text-properties officeooo:rsid="003bd81f" officeooo:paragraph-rsid="003bd81f" fo:background-color="#00ff00"/>
    </style:style>
    <style:style style:name="P52" style:family="paragraph" style:parent-style-name="Text_20_body" style:list-style-name="L5">
      <style:text-properties officeooo:rsid="00433478" officeooo:paragraph-rsid="00433478" fo:background-color="#00ff00"/>
    </style:style>
    <style:style style:name="P53" style:family="paragraph" style:parent-style-name="Text_20_body" style:list-style-name="L5">
      <style:text-properties officeooo:paragraph-rsid="003a2819"/>
    </style:style>
    <style:style style:name="P54" style:family="paragraph" style:parent-style-name="Text_20_body" style:list-style-name="L7">
      <style:text-properties officeooo:rsid="0027e1bf" officeooo:paragraph-rsid="0027e1bf"/>
    </style:style>
    <style:style style:name="P55" style:family="paragraph" style:parent-style-name="Heading_20_2">
      <style:text-properties officeooo:paragraph-rsid="005e5ea2"/>
    </style:style>
    <style:style style:name="P56" style:family="paragraph" style:parent-style-name="Table_20_Contents" style:list-style-name="L8">
      <loext:graphic-properties draw:fill="none" draw:fill-color="#ffffff"/>
      <style:paragraph-properties fo:background-color="transparent"/>
      <style:text-properties officeooo:paragraph-rsid="0027e1bf" fo:background-color="#00ff00"/>
    </style:style>
    <style:style style:name="P57" style:family="paragraph" style:parent-style-name="Table_20_Contents" style:list-style-name="L8">
      <loext:graphic-properties draw:fill="none" draw:fill-color="#ffffff"/>
      <style:paragraph-properties fo:background-color="transparent"/>
      <style:text-properties officeooo:rsid="0027e1bf" officeooo:paragraph-rsid="0027e1bf" fo:background-color="#00ff00"/>
    </style:style>
    <style:style style:name="P58" style:family="paragraph" style:parent-style-name="Table_20_Contents" style:list-style-name="L8">
      <loext:graphic-properties draw:fill="none" draw:fill-color="#ffffff"/>
      <style:paragraph-properties fo:background-color="transparent"/>
      <style:text-properties fo:font-weight="bold" officeooo:rsid="007cb2e5" officeooo:paragraph-rsid="002913c6" fo:background-color="#ffff00" style:font-weight-asian="bold" style:font-weight-complex="bold"/>
    </style:style>
    <style:style style:name="P59" style:family="paragraph" style:parent-style-name="Table_20_Contents" style:list-style-name="L8">
      <loext:graphic-properties draw:fill="none" draw:fill-color="#ffffff"/>
      <style:paragraph-properties fo:background-color="transparent"/>
      <style:text-properties fo:font-weight="normal" officeooo:rsid="0027e1bf" officeooo:paragraph-rsid="0027e1bf" fo:background-color="transparent" style:font-weight-asian="normal" style:font-weight-complex="normal"/>
    </style:style>
    <style:style style:name="P60" style:family="paragraph" style:parent-style-name="Table_20_Contents" style:list-style-name="L11">
      <loext:graphic-properties draw:fill="none" draw:fill-color="#ffffff"/>
      <style:paragraph-properties fo:background-color="transparent"/>
      <style:text-properties fo:font-weight="normal" officeooo:rsid="0027e1bf" officeooo:paragraph-rsid="0037e317" fo:background-color="#00ff00" style:font-weight-asian="normal" style:font-weight-complex="normal"/>
    </style:style>
    <style:style style:name="P61" style:family="paragraph" style:parent-style-name="Table_20_Contents" style:list-style-name="L12">
      <loext:graphic-properties draw:fill="none" draw:fill-color="#ffffff"/>
      <style:paragraph-properties fo:background-color="transparent"/>
      <style:text-properties fo:font-weight="normal" officeooo:rsid="0030dfe7" officeooo:paragraph-rsid="0037e317" fo:background-color="#00ff00" style:font-weight-asian="normal" style:font-weight-complex="normal"/>
    </style:style>
    <style:style style:name="P62" style:family="paragraph" style:parent-style-name="Table_20_Contents" style:list-style-name="L13">
      <loext:graphic-properties draw:fill="none" draw:fill-color="#ffffff"/>
      <style:paragraph-properties fo:background-color="transparent"/>
      <style:text-properties fo:font-weight="normal" officeooo:rsid="0026ff05" officeooo:paragraph-rsid="0026ff05" fo:background-color="#00ff00" style:font-weight-asian="normal" style:font-weight-complex="normal"/>
    </style:style>
    <style:style style:name="T1" style:family="text">
      <style:text-properties officeooo:rsid="001f89d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89dc" style:font-weight-asian="normal" style:font-weight-complex="normal"/>
    </style:style>
    <style:style style:name="T4" style:family="text">
      <style:text-properties fo:font-weight="normal" officeooo:rsid="00248519" style:font-weight-asian="normal" style:font-weight-complex="normal"/>
    </style:style>
    <style:style style:name="T5" style:family="text">
      <style:text-properties fo:font-weight="normal" officeooo:rsid="00949be6" style:font-weight-asian="normal" style:font-weight-complex="normal"/>
    </style:style>
    <style:style style:name="T6" style:family="text">
      <style:text-properties fo:font-weight="normal" officeooo:rsid="002913c6" style:font-weight-asian="normal" style:font-weight-complex="normal"/>
    </style:style>
    <style:style style:name="T7" style:family="text">
      <style:text-properties fo:font-weight="normal" officeooo:rsid="00938c35" style:font-weight-asian="normal" style:font-weight-complex="normal"/>
    </style:style>
    <style:style style:name="T8" style:family="text">
      <style:text-properties fo:font-weight="normal" officeooo:rsid="00282425" style:font-weight-asian="normal" style:font-weight-complex="normal"/>
    </style:style>
    <style:style style:name="T9" style:family="text">
      <style:text-properties fo:font-weight="normal" officeooo:rsid="0026ff05" style:font-weight-asian="normal" style:font-weight-complex="normal"/>
    </style:style>
    <style:style style:name="T10" style:family="text">
      <style:text-properties fo:font-weight="normal" officeooo:rsid="007cb2e5" style:font-weight-asian="normal" style:font-weight-complex="normal"/>
    </style:style>
    <style:style style:name="T11" style:family="text">
      <style:text-properties fo:font-weight="normal" officeooo:rsid="002d6980" style:font-weight-asian="normal" style:font-weight-complex="normal"/>
    </style:style>
    <style:style style:name="T12" style:family="text">
      <style:text-properties fo:font-weight="normal" officeooo:rsid="002133b5" style:font-weight-asian="normal" style:font-weight-complex="normal"/>
    </style:style>
    <style:style style:name="T13" style:family="text">
      <style:text-properties fo:font-weight="normal" officeooo:rsid="0020fc87" style:font-weight-asian="normal" style:font-weight-complex="normal"/>
    </style:style>
    <style:style style:name="T14" style:family="text">
      <style:text-properties fo:font-weight="normal" officeooo:rsid="003dd037" style:font-weight-asian="normal" style:font-weight-complex="normal"/>
    </style:style>
    <style:style style:name="T15" style:family="text">
      <style:text-properties fo:font-weight="normal" officeooo:rsid="003e8876" style:font-weight-asian="normal" style:font-weight-complex="normal"/>
    </style:style>
    <style:style style:name="T16" style:family="text">
      <style:text-properties fo:font-weight="normal" fo:background-color="#00ff00" loext:char-shading-value="0" style:font-weight-asian="normal" style:font-weight-complex="normal"/>
    </style:style>
    <style:style style:name="T17" style:family="text">
      <style:text-properties fo:font-weight="normal" officeooo:rsid="007fab2e" fo:background-color="#00ff00" loext:char-shading-value="0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officeooo:rsid="001f89dc" style:font-weight-asian="bold" style:font-weight-complex="bold"/>
    </style:style>
    <style:style style:name="T19" style:family="text">
      <style:text-properties style:text-underline-style="none" fo:font-weight="bold" officeooo:rsid="001f89dc" style:font-weight-asian="bold" style:font-weight-complex="bold"/>
    </style:style>
    <style:style style:name="T20" style:family="text">
      <style:text-properties officeooo:rsid="0022cab9"/>
    </style:style>
    <style:style style:name="T21" style:family="text">
      <style:text-properties officeooo:rsid="003472c3"/>
    </style:style>
    <style:style style:name="T22" style:family="text">
      <style:text-properties officeooo:rsid="00452880"/>
    </style:style>
    <style:style style:name="T23" style:family="text">
      <style:text-properties officeooo:rsid="004eecf9"/>
    </style:style>
    <style:style style:name="T24" style:family="text">
      <style:text-properties officeooo:rsid="0050646b"/>
    </style:style>
    <style:style style:name="T25" style:family="text">
      <style:text-properties officeooo:rsid="005f672e"/>
    </style:style>
    <style:style style:name="T26" style:family="text">
      <style:text-properties officeooo:rsid="00648ecc"/>
    </style:style>
    <style:style style:name="T27" style:family="text">
      <style:text-properties fo:background-color="#00ff00" loext:char-shading-value="0"/>
    </style:style>
    <style:style style:name="T28" style:family="text">
      <style:text-properties officeooo:rsid="006187c1" fo:background-color="#00ff00" loext:char-shading-value="0"/>
    </style:style>
    <style:style style:name="T29" style:family="text">
      <style:text-properties officeooo:rsid="006f7c8e"/>
    </style:style>
    <style:style style:name="T30" style:family="text">
      <style:text-properties fo:font-weight="bold" fo:background-color="#0000ff" loext:char-shading-value="0" style:font-weight-asian="bold" style:font-weight-complex="bold"/>
    </style:style>
    <style:style style:name="T31" style:family="text">
      <style:text-properties officeooo:rsid="0083e75a"/>
    </style:style>
    <style:style style:name="T32" style:family="text">
      <style:text-properties officeooo:rsid="008668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2">To do for English Builder 1.0</text:h>
      <text:list xml:id="list8737198763814774259" text:style-name="L1">
        <text:list-item text:start-value="1">
          <text:p text:style-name="P48"><text:span text:style-name="T20">I</text:span>nitialisation </text:p>
        </text:list-item>
      </text:list>
      <text:list xml:id="list1090055929399342632" text:style-name="L2">
        <text:list-item>
          <text:list>
            <text:list-item>
              <text:p text:style-name="P49"><text:span text:style-name="T1">need to check if exists for </text:span><text:span text:style-name="T18">every</text:span><text:span text:style-name="T19"> </text:span><text:span text:style-name="T3">property</text:span></text:p>
            </text:list-item>
            <text:list-item>
              <text:p text:style-name="P21">better defaults for volumes</text:p>
            </text:list-item>
            <text:list-item>
              <text:p text:style-name="P22">fix bug: voices don’t save</text:p>
            </text:list-item>
          </text:list>
        </text:list-item>
      </text:list>
      <text:list xml:id="list181158813151206" text:continue-list="list8737198763814774259" text:style-name="L1">
        <text:list-item>
          <text:p text:style-name="P40"><text:span text:style-name="T24">package – change to msi / </text:span>add code for <text:span text:style-name="T29">auto </text:span>update</text:p>
        </text:list-item>
        <text:list-item>
          <text:p text:style-name="P41">Audio</text:p>
        </text:list-item>
      </text:list>
      <text:list xml:id="list5499402392629654852" text:style-name="L3">
        <text:list-item>
          <text:list>
            <text:list-item>
              <text:p text:style-name="P42">Make sure every vocab item has audio</text:p>
            </text:list-item>
          </text:list>
        </text:list-item>
      </text:list>
      <text:list xml:id="list181158131565200" text:continue-list="list181158813151206" text:style-name="L1">
        <text:list-item>
          <text:p text:style-name="P43">Attribution</text:p>
        </text:list-item>
      </text:list>
      <text:list xml:id="list3696050300889405648" text:style-name="L4">
        <text:list-item>
          <text:list>
            <text:list-item>
              <text:p text:style-name="P44">Check every image/audio up to date</text:p>
            </text:list-item>
            <text:list-item>
              <text:p text:style-name="P44">Add RV to Attribution</text:p>
            </text:list-item>
            <text:list-item>
              <text:p text:style-name="P44">Add sound for msg boxes</text:p>
            </text:list-item>
            <text:list-item>
              <text:p text:style-name="P45">add sound for correct, <text:span text:style-name="T23">incorrect etc.</text:span></text:p>
            </text:list-item>
          </text:list>
        </text:list-item>
      </text:list>
      <text:list xml:id="list181158012045641" text:continue-list="list181158131565200" text:style-name="L1">
        <text:list-item>
          <text:p text:style-name="P46">Readers</text:p>
        </text:list-item>
      </text:list>
      <text:list xml:id="list7473412133700070511" text:style-name="L5">
        <text:list-item>
          <text:p text:style-name="P53"><text:span text:style-name="T12">fin</text:span><text:span text:style-name="T13">ish translations for books 3, 4 &amp; 5 (pp 1-2)</text:span></text:p>
        </text:list-item>
        <text:list-item>
          <text:p text:style-name="P50"><text:span text:style-name="T13">v</text:span><text:span text:style-name="T2">isual and audio feedback for answers</text:span></text:p>
        </text:list-item>
        <text:list-item>
          <text:p text:style-name="P23">better feedback (percentage) at end of activity</text:p>
        </text:list-item>
        <text:list-item>
          <text:p text:style-name="P51"><text:span text:style-name="T2">Bug: start “Read a Book”; </text:span><text:span text:style-name="T14">start Phonics Bingo Classroom; click “Activities and Content” </text:span><text:span text:style-name="T15">(related to Vocabulary Set-up bug)</text:span></text:p>
        </text:list-item>
        <text:list-item>
          <text:p text:style-name="P52"><text:span text:style-name="T15">a</text:span><text:span text:style-name="T2">dded volume control for audio feedback</text:span></text:p>
        </text:list-item>
      </text:list>
      <text:list xml:id="list181156969165881" text:continue-list="list181158012045641" text:style-name="L1">
        <text:list-item>
          <text:p text:style-name="P24">Vocabulary Set-up</text:p>
        </text:list-item>
      </text:list>
      <text:list xml:id="list8298613249523126569" text:style-name="L6">
        <text:list-item>
          <text:list>
            <text:list-item>
              <text:p text:style-name="P25">Fix bug (probably re deleting topics)</text:p>
            </text:list-item>
          </text:list>
        </text:list-item>
      </text:list>
      <text:list xml:id="list181158616016305" text:continue-list="list181156969165881" text:style-name="L1">
        <text:list-item>
          <text:p text:style-name="P47">ONET</text:p>
        </text:list-item>
      </text:list>
      <text:list xml:id="list1199806311418185581" text:style-name="L7">
        <text:list-item>
          <text:list>
            <text:list-item>
              <text:p text:style-name="P26">Fix<text:span text:style-name="T22">ed</text:span> bug: Play and Learn doesn't order items</text:p>
            </text:list-item>
            <text:list-item>
              <text:p text:style-name="P27">Fixed Bug: Play and Learn did not play local audio</text:p>
            </text:list-item>
            <text:list-item>
              <text:p text:style-name="P54"><text:span text:style-name="T4">H</text:span><text:span text:style-name="T2">ard to find bug: full tests</text:span></text:p>
            </text:list-item>
            <text:list-item>
              <text:p text:style-name="P28">More of K. Odd’s vocab</text:p>
            </text:list-item>
            <text:list-item>
              <text:p text:style-name="P29">added page to select ONET vocabulary</text:p>
            </text:list-item>
          </text:list>
        </text:list-item>
      </text:list>
      <text:list xml:id="list181158800849555" text:continue-list="list181158616016305" text:style-name="L1">
        <text:list-item>
          <text:p text:style-name="P30">Listen and Choose</text:p>
        </text:list-item>
      </text:list>
      <text:list xml:id="list8444015190187892811" text:style-name="L8">
        <text:list-item>
          <text:list>
            <text:list-item>
              <text:p text:style-name="P56"><text:soft-page-break/><text:span text:style-name="T9">Fix bug:</text:span><text:span text:style-name="T10"> </text:span><text:span text:style-name="T7">internet search </text:span><text:span text:style-name="T8">does </text:span><text:span text:style-name="T7">not work for stand-alone</text:span></text:p>
            </text:list-item>
            <text:list-item>
              <text:p text:style-name="P57"><text:span text:style-name="T7">F</text:span><text:span text:style-name="T2">ix bug: </text:span><text:span text:style-name="T8">missing audio in “multi” topic</text:span></text:p>
            </text:list-item>
            <text:list-item>
              <text:p text:style-name="P58"><text:span text:style-name="T5">convert all vocabul</text:span><text:span text:style-name="T6">a</text:span><text:span text:style-name="T5">ry items to objects </text:span><text:span text:style-name="T6">(</text:span><text:span text:style-name="T11">postpone to 1.1</text:span><text:span text:style-name="T6">)</text:span></text:p>
              <text:p text:style-name="P59"/>
            </text:list-item>
          </text:list>
        </text:list-item>
      </text:list>
      <text:list xml:id="list181157264169547" text:continue-list="list181158800849555" text:style-name="L1">
        <text:list-item>
          <text:p text:style-name="P31">GUI</text:p>
        </text:list-item>
      </text:list>
      <text:list xml:id="list4076058959273592303" text:style-name="L9">
        <text:list-item>
          <text:list>
            <text:list-item>
              <text:p text:style-name="P32">Firefox problem with Activity Types and Options buttons</text:p>
            </text:list-item>
            <text:list-item>
              <text:p text:style-name="P33">Fixed animated glowing icons – don’t double speed if Activities and Content button clicked twice</text:p>
            </text:list-item>
          </text:list>
        </text:list-item>
      </text:list>
      <text:list xml:id="list181157043628236" text:continue-list="list181157264169547" text:style-name="L1">
        <text:list-item>
          <text:p text:style-name="P34">Phonics Bingo</text:p>
        </text:list-item>
      </text:list>
      <text:list xml:id="list3642638515858222843" text:style-name="L10">
        <text:list-item>
          <text:list>
            <text:list-item>
              <text:p text:style-name="P35">Set up Phonics bingo for every unit: 1-13</text:p>
            </text:list-item>
            <text:list-item>
              <text:p text:style-name="P35">Record new audio for Unit 1-<text:span text:style-name="T21">1</text:span>3 including 3 “tones” per item</text:p>
            </text:list-item>
          </text:list>
        </text:list-item>
      </text:list>
      <text:list xml:id="list181157491816540" text:continue-list="list181157043628236" text:style-name="L1">
        <text:list-item>
          <text:p text:style-name="P30">Numbers Bingo</text:p>
        </text:list-item>
      </text:list>
      <text:list xml:id="list1003817340483305114" text:style-name="L11">
        <text:list-item>
          <text:list>
            <text:list-item>
              <text:p text:style-name="P60">Record and arrange my voice</text:p>
            </text:list-item>
          </text:list>
        </text:list-item>
      </text:list>
      <text:list xml:id="list2346476810808189131" text:style-name="L12">
        <text:list-item>
          <text:list>
            <text:list-item>
              <text:p text:style-name="P61">Fixed bugs re: items continuing after game finished</text:p>
            </text:list-item>
          </text:list>
        </text:list-item>
      </text:list>
      <text:p text:style-name="P2"/>
      <text:list xml:id="list181157988159633" text:continue-list="list181157491816540" text:style-name="L1">
        <text:list-item>
          <text:p text:style-name="P36">Added Phonics Bingo Classroom Version</text:p>
        </text:list-item>
        <text:list-item>
          <text:p text:style-name="P37">Fixed bug: Phonics Display sometimes appeared when starting Phonics Bingo</text:p>
        </text:list-item>
        <text:list-item>
          <text:p text:style-name="P38">Fixed instructions at top of choice box – different instructions now for Look and Choose, Read a Book and ONET activities.</text:p>
        </text:list-item>
        <text:list-item>
          <text:p text:style-name="P30">Intro</text:p>
        </text:list-item>
      </text:list>
      <text:list xml:id="list7992482919530721825" text:style-name="L13">
        <text:list-item>
          <text:list>
            <text:list-item>
              <text:p text:style-name="P62">Change to 5 sec</text:p>
            </text:list-item>
          </text:list>
        </text:list-item>
      </text:list>
      <text:p text:style-name="P1"/>
      <text:p text:style-name="P7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Times New Roman" svg:font-family="'Times New Roman'" style:font-family-generic="roman"/>
    <style:font-face style:name="Arial" svg:font-family="Arial" style:font-family-generic="swiss"/>
    <style:font-face style:name="Angsana New" svg:font-family="'Angsan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6pt" style:font-name-asian="Lucida Sans Unicode" style:font-family-asian="'Lucida Sans Unicode'" style:font-family-generic-asian="system" style:font-pitch-asian="variable" style:font-size-asian="14pt" style:font-name-complex="Angsana New1" style:font-family-complex="'Angsana New'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ngsana New1" style:font-family-complex="'Angsana New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5:01:11.866636423</meta:creation-date>
    <dc:date>2017-03-06T18:11:56.375471229</dc:date>
    <meta:editing-duration>P2DT4H13M9S</meta:editing-duration>
    <meta:editing-cycles>91</meta:editing-cycles>
    <meta:generator>LibreOffice/5.0.6.3$Linux_X86_64 LibreOffice_project/00m0$Build-3</meta:generator>
    <meta:document-statistic meta:table-count="0" meta:image-count="0" meta:object-count="0" meta:page-count="2" meta:paragraph-count="46" meta:word-count="328" meta:character-count="1737" meta:non-whitespace-character-count="1495"/>
  </office:meta>
</office:document-meta>
</file>